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946cm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6.04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45cm" fo:min-width="7.2cm"/>
    </style:style>
    <style:style style:name="gr5" style:family="graphic" style:parent-style-name="standard">
      <style:graphic-properties draw:textarea-horizontal-align="justify" draw:textarea-vertical-align="middle" draw:auto-grow-height="false" fo:min-height="3.358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7cm" svg:height="3.1cm" svg:x="7cm" svg:y="0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4cm" svg:height="3cm" svg:x="4.6cm" svg:y="6.6cm">
          <text:p text:style-name="P1">Wypisz: „Podaj imię”</text:p>
          <text:p text:style-name="P1">Wczytaj imie</text:p>
          <text:p text:style-name="P1">Wypisz: „Podaj wiek”</text:p>
          <text:p text:style-name="P1">Wczyt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0.85cm" svg:y1="3.8cm" svg:x2="9.8cm" svg:y2="6.6cm" draw:start-shape="id1" draw:start-glue-point="8" draw:end-shape="id2" draw:end-glue-point="5" svg:d="M10850 3800v1401h-1050v1399" svg:viewBox="0 0 1051 2801">
          <text:p/>
        </draw:connector>
        <draw:custom-shape draw:style-name="gr4" draw:text-style-name="P1" xml:id="id3" draw:id="id3" draw:layer="layout" svg:width="7.7cm" svg:height="4.7cm" svg:x="5.6cm" svg:y="11.9cm">
          <text:p text:style-name="P1">Wypisz: „masz na imię”imie</text:p>
          <text:p text:style-name="P1">„masz” wiek „lat”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8.2cm" svg:height="5.1cm" svg:x="5.1cm" svg:y="18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9.8cm" svg:y1="9.6cm" svg:x2="9.45cm" svg:y2="11.9cm" draw:start-shape="id2" draw:start-glue-point="8" draw:end-shape="id3" svg:d="M9800 9600v1151h-350v1149" svg:viewBox="0 0 351 2301">
          <text:p/>
        </draw:connector>
        <draw:connector draw:style-name="gr3" draw:text-style-name="P2" draw:layer="layout" svg:x1="9.45cm" svg:y1="16.6cm" svg:x2="9.2cm" svg:y2="18.3cm" draw:start-shape="id3" draw:end-shape="id4" svg:d="M9450 16600v850h-250v850" svg:viewBox="0 0 25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3:33:58.920000000</meta:creation-date>
    <dc:date>2019-09-19T23:48:22.429000000</dc:date>
    <meta:editing-duration>PT4M12S</meta:editing-duration>
    <meta:editing-cycles>1</meta:editing-cycles>
    <meta:generator>LibreOffice/6.0.7.3$Linux_X86_64 LibreOffice_project/00m0$Build-3</meta:generator>
    <meta:document-statistic meta:object-count="7"/>
  </office:meta>
</office:document-meta>
</file>